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elec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table:style-name="Default" office:value-type="string" calcext:value-type="string">
            <text:p>bb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string" office:string-value="select(10, 20);&#10;" calcext:value-type="string">
            <text:p>select(10, 20);</text:p>
            <text:p/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bTimeMeasure_2.txt entradas 10 e 20.</text:p>
          </table:table-cell>
          <table:table-cell/>
        </table:table-row>
        <table:table-row table:style-name="ro2">
          <table:table-cell table:style-name="Default" office:value-type="string" calcext:value-type="string">
            <text:p>bb0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string" office:string-value="return 0;&#10;" calcext:value-type="string">
            <text:p>return 0;</text:p>
            <text:p/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BTimeMeasure.txt entradas 10 e 2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select bb0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office:string-value="ir = n - 1;&#10;" calcext:value-type="string">
            <text:p>ir = n - 1;</text:p>
            <text:p/>
          </table:table-cell>
          <table:table-cell table:number-columns-repeated="2"/>
          <table:table-cell table:style-name="ce1"/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office:string-value="while (!flag) {&#10;" calcext:value-type="string">
            <text:p>while (!flag) 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0::6:::1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office:string-value="while (!flag) {&#10;" calcext:value-type="string">
            <text:p>while (!flag) 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0::6:::2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office:string-value="while (!flag) {&#10;" calcext:value-type="string">
            <text:p>while (!flag) 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1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office:string-value="while (!flag) {&#10;" calcext:value-type="string">
            <text:p>while (!flag) {</text:p>
            <text:p/>
          </table:table-cell>
          <table:table-cell table:number-columns-repeated="2"/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3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office:string-value="if (ir &lt;= l + 1) {&#10;" calcext:value-type="string">
            <text:p>if (ir &lt;= l + 1) {</text:p>
            <text:p/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6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office:string-value="if (ir == l + 1) {&#10;" calcext:value-type="string">
            <text:p>if (ir == l + 1) {</text:p>
            <text:p/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9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office:string-value="if (arr[ir] &lt; arr[l]) {&#10;" calcext:value-type="string">
            <text:p>if (arr[ir] &lt; arr[l]) {</text:p>
            <text:p/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9::3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office:string-value="if (arr[ir] &lt; arr[l]) {&#10;" calcext:value-type="string">
            <text:p>if (arr[ir] &lt; arr[l]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9::5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office:string-value="if (arr[ir] &lt; arr[l]) {&#10;" calcext:value-type="string">
            <text:p>if (arr[ir] &lt; arr[l]) {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15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5::4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15::6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15::8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2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22</text:p>
          </table:table-cell>
          <table:table-cell office:value-type="string" calcext:value-type="string">
            <text:p>Line</text:p>
          </table:table-cell>
          <table:table-cell office:value-type="float" office:value="27" calcext:value-type="float">
            <text:p>27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select bb23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23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 office:value-type="string" calcext:value-type="string">
            <text:p>Usaremos o tempo da medição do IF(!flag) BB102 linha 57.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bb23::1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bb23::1: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23::1:::3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24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24::1::select::bb124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24::1::select::bb124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24::1::select::bb124: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} else if (!flag) {&#10;" calcext:value-type="string">
            <text:p>} else if (!flag) {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select bb26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26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office:string-value="mid = (l + ir) &gt;&gt; 1;&#10;" calcext:value-type="string">
            <text:p>mid = (l + ir) &gt;&gt; 1;</text:p>
            <text:p/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26::10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SWAP(arr[mid], arr[l + 1])&#10;" calcext:value-type="string">
            <text:p>SWAP(arr[mid], arr[l + 1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1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SWAP(arr[mid], arr[l + 1])&#10;" calcext:value-type="string">
            <text:p>SWAP(arr[mid], arr[l + 1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16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arr[l + 1] &gt; arr[ir]) {&#10;" calcext:value-type="string">
            <text:p>if (arr[l + 1] &gt; arr[ir]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18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arr[l + 1] &gt; arr[ir]) {&#10;" calcext:value-type="string">
            <text:p>if (arr[l + 1] &gt; arr[ir]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20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if (arr[l + 1] &gt; arr[ir]) {&#10;" calcext:value-type="string">
            <text:p>if (arr[l + 1] &gt; arr[ir]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4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SWAP(arr[mid], arr[l + 1])&#10;" calcext:value-type="string">
            <text:p>SWAP(arr[mid], arr[l + 1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26::8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SWAP(arr[mid], arr[l + 1])&#10;" calcext:value-type="string">
            <text:p>SWAP(arr[mid], arr[l + 1])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43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43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office:string-value="SWAP(arr[l + 1], arr[ir])&#10;" calcext:value-type="string">
            <text:p>SWAP(arr[l + 1], arr[ir])</text:p>
            <text:p/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43::10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office:string-value="SWAP(arr[l + 1], arr[ir])&#10;" calcext:value-type="string">
            <text:p>SWAP(arr[l + 1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43::5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office:string-value="SWAP(arr[l + 1], arr[ir])&#10;" calcext:value-type="string">
            <text:p>SWAP(arr[l + 1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43::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office:string-value="SWAP(arr[l + 1], arr[ir])&#10;" calcext:value-type="string">
            <text:p>SWAP(arr[l + 1], arr[ir])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5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52</text:p>
          </table:table-cell>
          <table:table-cell office:value-type="string" calcext:value-type="string">
            <text:p>Line</text:p>
          </table:table-cell>
          <table:table-cell office:value-type="float" office:value="35" calcext:value-type="float">
            <text:p>35</text:p>
          </table:table-cell>
          <table:table-cell office:value-type="string" office:string-value="if (arr[l] &gt; arr[ir]) {&#10;" calcext:value-type="string">
            <text:p>if (arr[l] &gt; arr[ir]) {</text:p>
            <text:p/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52::3</text:p>
          </table:table-cell>
          <table:table-cell office:value-type="string" calcext:value-type="string">
            <text:p>Line</text:p>
          </table:table-cell>
          <table:table-cell office:value-type="float" office:value="35" calcext:value-type="float">
            <text:p>35</text:p>
          </table:table-cell>
          <table:table-cell office:value-type="string" office:string-value="if (arr[l] &gt; arr[ir]) {&#10;" calcext:value-type="string">
            <text:p>if (arr[l] &gt; arr[ir]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52::5</text:p>
          </table:table-cell>
          <table:table-cell office:value-type="string" calcext:value-type="string">
            <text:p>Line</text:p>
          </table:table-cell>
          <table:table-cell office:value-type="float" office:value="35" calcext:value-type="float">
            <text:p>35</text:p>
          </table:table-cell>
          <table:table-cell office:value-type="string" office:string-value="if (arr[l] &gt; arr[ir]) {&#10;" calcext:value-type="string">
            <text:p>if (arr[l] &gt; arr[ir]) {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58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58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58::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58::6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58::8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office:string-value="SWAP(arr[l], arr[ir])&#10;" calcext:value-type="string">
            <text:p>SWAP(arr[l], arr[ir])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65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65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office:string-value="if (arr[l + 1] &gt; arr[l]) {&#10;" calcext:value-type="string">
            <text:p>if (arr[l + 1] &gt; arr[l]) {</text:p>
            <text:p/>
          </table:table-cell>
          <table:table-cell table:number-columns-repeated="2"/>
          <table:table-cell table:style-name="ce1"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65::4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office:string-value="if (arr[l + 1] &gt; arr[l]) {&#10;" calcext:value-type="string">
            <text:p>if (arr[l + 1] &gt; arr[l]) {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65::6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office:string-value="if (arr[l + 1] &gt; arr[l]) {&#10;" calcext:value-type="string">
            <text:p>if (arr[l + 1] &gt; arr[l]) {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select bb7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72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office:string-value="SWAP(arr[l + 1], arr[l])&#10;" calcext:value-type="string">
            <text:p>SWAP(arr[l + 1], arr[l])</text:p>
            <text:p/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72::10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office:string-value="SWAP(arr[l + 1], arr[l])&#10;" calcext:value-type="string">
            <text:p>SWAP(arr[l + 1], arr[l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72::5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office:string-value="SWAP(arr[l + 1], arr[l])&#10;" calcext:value-type="string">
            <text:p>SWAP(arr[l + 1], arr[l])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72::8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office:string-value="SWAP(arr[l + 1], arr[l])&#10;" calcext:value-type="string">
            <text:p>SWAP(arr[l + 1], arr[l])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81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office:string-value="i = l + 1;&#10;" calcext:value-type="string">
            <text:p>i = l + 1;</text:p>
            <text:p/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81::4</text:p>
          </table:table-cell>
          <table:table-cell office:value-type="string" calcext:value-type="string">
            <text:p>Line</text:p>
          </table:table-cell>
          <table:table-cell office:value-type="float" office:value="43" calcext:value-type="float">
            <text:p>43</text:p>
          </table:table-cell>
          <table:table-cell office:value-type="string" office:string-value="a = arr[l];&#10;" calcext:value-type="string">
            <text:p>a = arr[l];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81::7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office:string-value="while (!flag2) {&#10;" calcext:value-type="string">
            <text:p>while (!flag2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81::7:::1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office:string-value="while (!flag2) {&#10;" calcext:value-type="string">
            <text:p>while (!flag2) {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81::7:::2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office:string-value="while (!flag2) {&#10;" calcext:value-type="string">
            <text:p>while (!flag2) {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85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85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office:string-value="while (!flag2) {&#10;" calcext:value-type="string">
            <text:p>while (!flag2) {</text:p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87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87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while (arr[i] &lt; a){&#10;" calcext:value-type="string">
            <text:p>while (arr[i] &lt; a){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88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88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office:string-value="i++;&#10;" calcext:value-type="string">
            <text:p>i++;</text:p>
            <text:p/>
          </table:table-cell>
          <table:table-cell table:number-columns-repeated="3"/>
          <table:table-cell office:value-type="string" calcext:value-type="string">
            <text:p>101+99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88::3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while (arr[i] &lt; a){&#10;" calcext:value-type="string">
            <text:p>while (arr[i] &lt; a){</text:p>
            <text:p/>
          </table:table-cell>
          <table:table-cell table:number-columns-repeated="3"/>
          <table:table-cell office:value-type="string" calcext:value-type="string">
            <text:p>Primeira + Segunda aparição do BB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88::5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while (arr[i] &lt; a){&#10;" calcext:value-type="string">
            <text:p>while (arr[i] &lt; a){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9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92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b92::0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office:string-value="}&#10;" calcext:value-type="string">
            <text:p>}</text:p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93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93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office:string-value="while (arr[j] &gt; a){&#10;" calcext:value-type="string">
            <text:p>while (arr[j] &gt; a){</text:p>
            <text:p/>
          </table:table-cell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94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94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office:string-value="j--;&#10;" calcext:value-type="string">
            <text:p>j--;</text:p>
            <text:p/>
          </table:table-cell>
          <table:table-cell table:number-columns-repeated="2"/>
          <table:table-cell table:style-name="ce1"/>
          <table:table-cell table:style-name="ce1" office:value-type="string" calcext:value-type="string">
            <text:p>Primeira + Segunda aparição do BB94</text:p>
          </table:table-cell>
          <table:table-cell table:number-columns-repeated="2"/>
          <table:table-cell office:value-type="string" calcext:value-type="string">
            <text:p>101+9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bb94::3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office:string-value="while (arr[j] &gt; a){&#10;" calcext:value-type="string">
            <text:p>while (arr[j] &gt; a)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94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office:string-value="while (arr[j] &gt; a){&#10;" calcext:value-type="string">
            <text:p>while (arr[j] &gt; a)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sic Block select bb98</text:p>
          </table:table-cell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98</text:p>
          </table:table-cell>
          <table:table-cell office:value-type="string" calcext:value-type="string">
            <text:p>Line</text:p>
          </table:table-cell>
          <table:table-cell office:value-type="float" office:value="53" calcext:value-type="float">
            <text:p>53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98::0:::1</text:p>
          </table:table-cell>
          <table:table-cell office:value-type="string" calcext:value-type="string">
            <text:p>Line</text:p>
          </table:table-cell>
          <table:table-cell office:value-type="float" office:value="53" calcext:value-type="float">
            <text:p>53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99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99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office:string-value="if (j &lt; i){&#10;" calcext:value-type="string">
            <text:p>if (j &lt; i){</text:p>
            <text:p/>
          </table:table-cell>
          <table:table-cell table:number-columns-repeated="2"/>
          <table:table-cell table:style-name="ce1" table:number-columns-repeated="2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99::1::select::bb102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office:string-value="if (j &lt; i){&#10;" calcext:value-type="string">
            <text:p>if (j &lt; i)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b99::1::select::bb102:::1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office:string-value="if (j &lt; i){&#10;" calcext:value-type="string">
            <text:p>if (j &lt; i){</text:p>
            <text:p/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101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01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select bb10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02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office:string-value="if (!flag2) {&#10;" calcext:value-type="string">
            <text:p>if (!flag2) {</text:p>
            <text:p/>
          </table:table-cell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select bb104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04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office:string-value="SWAP(arr[i], arr[j])&#10;" calcext:value-type="string">
            <text:p>SWAP(arr[i], arr[j])</text:p>
            <text:p/>
          </table:table-cell>
          <table:table-cell table:number-columns-repeated="2"/>
          <table:table-cell table:style-name="ce1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04::4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office:string-value="SWAP(arr[i], arr[j])&#10;" calcext:value-type="string">
            <text:p>SWAP(arr[i], arr[j])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04::6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office:string-value="SWAP(arr[i], arr[j])&#10;" calcext:value-type="string">
            <text:p>SWAP(arr[i], arr[j])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104::8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office:string-value="SWAP(arr[i], arr[j])&#10;" calcext:value-type="string">
            <text:p>SWAP(arr[i], arr[j])</text:p>
            <text:p/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select bb111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11::0:::1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111::0:::2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8"/>
        </table:table-row>
        <table:table-row table:style-name="ro2">
          <table:table-cell office:value-type="string" calcext:value-type="string">
            <text:p>bb111::0:::3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asic Block select bb11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12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office:string-value="arr[l] = arr[j];&#10;" calcext:value-type="string">
            <text:p>arr[l] = arr[j];</text:p>
            <text:p/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12::3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office:string-value="arr[l] = arr[j];&#10;" calcext:value-type="string">
            <text:p>arr[l] = arr[j];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12::5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office:string-value="arr[j] = a;&#10;" calcext:value-type="string">
            <text:p>arr[j] = a;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12::7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if (j &gt;= k){&#10;" calcext:value-type="string">
            <text:p>if (j &gt;= k){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12::7::select::bb120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if (j &gt;= k){&#10;" calcext:value-type="string">
            <text:p>if (j &gt;= k){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12::7::select::bb120:::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if (j &gt;= k){&#10;" calcext:value-type="string">
            <text:p>if (j &gt;= k){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118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18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office:string-value="ir = j - 1;&#10;" calcext:value-type="string">
            <text:p>ir = j - 1;</text:p>
            <text:p/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18::2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120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20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if (j &lt;= k){&#10;" calcext:value-type="string">
            <text:p>if (j &lt;= k){</text:p>
            <text:p/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20::2::select::bb123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if (j &lt;= k){&#10;" calcext:value-type="string">
            <text:p>if (j &lt;= k){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20::2::select::bb123:::1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if (j &lt;= k){&#10;" calcext:value-type="string">
            <text:p>if (j &lt;= k){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122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22</text:p>
          </table:table-cell>
          <table:table-cell office:value-type="string" calcext:value-type="string">
            <text:p>Line</text:p>
          </table:table-cell>
          <table:table-cell office:value-type="float" office:value="68" calcext:value-type="float">
            <text:p>68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select bb123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23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23::1:::1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125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25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25::3:::1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25::3:::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b125::3:::3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select bb126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bb126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return arr[k];&#10;" calcext:value-type="string">
            <text:p>return arr[k];</text:p>
            <text:p/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b126::2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office:string-value="return arr[k];&#10;" calcext:value-type="string">
            <text:p>return arr[k];</text:p>
            <text:p/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22:46:14.333000000</dc:date>
    <meta:editing-duration>PT10M6S</meta:editing-duration>
    <meta:editing-cycles>3</meta:editing-cycles>
    <meta:generator>LibreOffice/7.3.1.3$Windows_X86_64 LibreOffice_project/a69ca51ded25f3eefd52d7bf9a5fad8c90b87951</meta:generator>
    <meta:document-statistic meta:table-count="1" meta:cell-count="486" meta:object-count="0"/>
  </office:meta>
</office:document-meta>
</file>